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Liberation Sans" fo:font-size="16pt" fo:font-weight="bold" officeooo:paragraph-rsid="000f23fb"/>
    </style:style>
    <style:style style:name="P2" style:family="paragraph" style:parent-style-name="Standard">
      <style:paragraph-properties fo:text-align="justify" style:justify-single-word="false"/>
      <style:text-properties style:font-name="Liberation Sans" fo:font-size="16pt" fo:font-weight="bold" officeooo:rsid="000f23fb" officeooo:paragraph-rsid="000f23fb"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Liberation Sans" fo:font-size="16pt" fo:font-weight="bold" officeooo:rsid="0013af15" officeooo:paragraph-rsid="001a3d4e"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Liberation Sans" fo:font-size="16pt" fo:font-weight="bold" officeooo:rsid="00176af1" officeooo:paragraph-rsid="00176af1"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Liberation Sans" fo:font-size="18pt" style:text-underline-style="solid" style:text-underline-width="auto" style:text-underline-color="font-color" officeooo:rsid="000e971d" officeooo:paragraph-rsid="000e971d" style:font-size-asian="18pt" style:font-size-complex="18pt"/>
    </style:style>
    <style:style style:name="P6" style:family="paragraph" style:parent-style-name="Standard">
      <style:paragraph-properties fo:text-align="justify" style:justify-single-word="false"/>
      <style:text-properties style:font-name="Liberation Sans" fo:font-size="12pt" style:text-underline-style="none" fo:font-weight="normal" officeooo:rsid="000f23fb" officeooo:paragraph-rsid="000f23fb"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ans" fo:font-size="12pt" style:text-underline-style="none" fo:font-weight="normal" officeooo:rsid="0012d8a4" officeooo:paragraph-rsid="000f23fb"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ans" fo:font-size="12pt" style:text-underline-style="none" fo:font-weight="normal" officeooo:rsid="00170edc" officeooo:paragraph-rsid="00170edc"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ans" fo:font-size="12pt" style:text-underline-style="none" fo:font-weight="normal" officeooo:rsid="001a3d4e" officeooo:paragraph-rsid="00176af1" style:font-size-asian="12pt" style:font-weight-asian="normal" style:font-size-complex="12pt" style:font-weight-complex="normal"/>
    </style:style>
    <style:style style:name="P10" style:family="paragraph" style:parent-style-name="Standard" style:list-style-name="L1">
      <style:paragraph-properties fo:text-align="justify" style:justify-single-word="false"/>
      <style:text-properties style:font-name="Liberation Sans" fo:font-size="12pt" style:text-underline-style="none" fo:font-weight="normal" officeooo:rsid="001a3d4e" officeooo:paragraph-rsid="001aa64d" style:font-size-asian="12pt" style:font-weight-asian="normal" style:font-size-complex="12pt" style:font-weight-complex="normal"/>
    </style:style>
    <style:style style:name="P11" style:family="paragraph" style:parent-style-name="Standard" style:list-style-name="L1">
      <style:paragraph-properties fo:text-align="justify" style:justify-single-word="false"/>
      <style:text-properties style:font-name="Liberation Sans" fo:font-size="12pt" style:text-underline-style="none" fo:font-weight="normal" officeooo:rsid="001a3d4e" officeooo:paragraph-rsid="001a3d4e" style:font-size-asian="12pt" style:font-weight-asian="normal" style:font-size-complex="12pt" style:font-weight-complex="normal"/>
    </style:style>
    <style:style style:name="P12" style:family="paragraph" style:parent-style-name="Standard" style:list-style-name="L1">
      <style:paragraph-properties fo:text-align="justify" style:justify-single-word="false" style:writing-mode="lr-tb"/>
      <style:text-properties style:font-name="Liberation Sans" fo:font-size="12pt" style:text-underline-style="none" fo:font-weight="normal" officeooo:rsid="001a3d4e" officeooo:paragraph-rsid="001a3d4e"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ans" fo:font-size="12pt" style:text-underline-style="none" fo:font-weight="normal" officeooo:rsid="00170edc" officeooo:paragraph-rsid="00170edc"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ans" fo:font-size="16pt" fo:font-weight="bold" officeooo:rsid="001d4653" officeooo:paragraph-rsid="001eed22" style:font-size-asian="16pt" style:font-weight-asian="bold" style:font-size-complex="16pt" style:font-weight-complex="bold"/>
    </style:style>
    <style:style style:name="P15" style:family="paragraph" style:parent-style-name="Standard">
      <style:paragraph-properties fo:text-align="justify" style:justify-single-word="false"/>
      <style:text-properties style:font-name="Liberation Sans" fo:font-size="16pt" fo:font-weight="bold" officeooo:rsid="001d4653" officeooo:paragraph-rsid="002065aa" style:font-size-asian="16pt" style:font-weight-asian="bold" style:font-size-complex="16pt" style:font-weight-complex="bold"/>
    </style:style>
    <style:style style:name="P16" style:family="paragraph" style:parent-style-name="Standard">
      <style:paragraph-properties fo:text-align="justify" style:justify-single-word="false"/>
      <style:text-properties officeooo:paragraph-rsid="002065aa"/>
    </style:style>
    <style:style style:name="P17" style:family="paragraph" style:parent-style-name="Standard">
      <style:paragraph-properties fo:text-align="justify" style:justify-single-word="false"/>
      <style:text-properties fo:font-size="16pt" fo:font-weight="bold" officeooo:rsid="0026193f" officeooo:paragraph-rsid="0026193f" style:font-size-asian="16pt" style:font-weight-asian="bold" style:font-size-complex="16pt" style:font-weight-complex="bold"/>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font-size="12pt" style:text-underline-style="none" fo:font-weight="normal" officeooo:rsid="000f1936" style:font-size-asian="12pt" style:font-weight-asian="normal" style:font-size-complex="12pt" style:font-weight-complex="normal"/>
    </style:style>
    <style:style style:name="T3" style:family="text">
      <style:text-properties fo:font-size="12pt" style:text-underline-style="none" fo:font-weight="normal" officeooo:rsid="000f23fb" style:font-size-asian="12pt" style:font-weight-asian="normal" style:font-size-complex="12pt" style:font-weight-complex="normal"/>
    </style:style>
    <style:style style:name="T4" style:family="text">
      <style:text-properties fo:font-size="12pt" style:text-underline-style="none" fo:font-weight="normal" officeooo:rsid="00111125" style:font-size-asian="12pt" style:font-weight-asian="normal" style:font-size-complex="12pt" style:font-weight-complex="normal"/>
    </style:style>
    <style:style style:name="T5" style:family="text">
      <style:text-properties fo:font-size="12pt" style:text-underline-style="none" fo:font-weight="normal" officeooo:rsid="0012d8a4" style:font-size-asian="12pt" style:font-weight-asian="normal" style:font-size-complex="12pt" style:font-weight-complex="normal"/>
    </style:style>
    <style:style style:name="T6" style:family="text">
      <style:text-properties fo:font-size="12pt" style:text-underline-style="none" fo:font-weight="normal" officeooo:rsid="00155ec3" style:font-size-asian="12pt" style:font-weight-asian="normal" style:font-size-complex="12pt" style:font-weight-complex="normal"/>
    </style:style>
    <style:style style:name="T7" style:family="text">
      <style:text-properties fo:font-size="12pt" style:text-underline-style="none" fo:font-weight="normal" officeooo:rsid="00169f32" style:font-size-asian="12pt" style:font-weight-asian="normal" style:font-size-complex="12pt" style:font-weight-complex="normal"/>
    </style:style>
    <style:style style:name="T8" style:family="text">
      <style:text-properties fo:font-size="12pt" style:text-underline-style="none" fo:font-weight="normal" officeooo:rsid="00170edc" style:font-size-asian="12pt" style:font-weight-asian="normal" style:font-size-complex="12pt" style:font-weight-complex="normal"/>
    </style:style>
    <style:style style:name="T9" style:family="text">
      <style:text-properties fo:font-size="12pt" style:text-underline-style="none" fo:font-weight="normal" officeooo:rsid="001a1111" style:font-size-asian="12pt" style:font-weight-asian="normal" style:font-size-complex="12pt" style:font-weight-complex="normal"/>
    </style:style>
    <style:style style:name="T10" style:family="text">
      <style:text-properties fo:font-size="12pt" style:text-underline-style="none" fo:font-weight="normal" officeooo:rsid="001a3d4e" style:font-size-asian="12pt" style:font-weight-asian="normal" style:font-size-complex="12pt" style:font-weight-complex="normal"/>
    </style:style>
    <style:style style:name="T11" style:family="text">
      <style:text-properties fo:font-size="12pt" style:text-underline-style="none" fo:font-weight="normal" officeooo:rsid="001eed22" style:font-size-asian="12pt" style:font-weight-asian="normal" style:font-size-complex="12pt" style:font-weight-complex="normal"/>
    </style:style>
    <style:style style:name="T12" style:family="text">
      <style:text-properties fo:font-size="12pt" style:text-underline-style="none" fo:font-weight="normal" officeooo:rsid="00205c3c" style:font-size-asian="12pt" style:font-weight-asian="normal" style:font-size-complex="12pt" style:font-weight-complex="normal"/>
    </style:style>
    <style:style style:name="T13" style:family="text">
      <style:text-properties fo:font-size="12pt" style:text-underline-style="none" fo:font-weight="normal" officeooo:rsid="002065aa" style:font-size-asian="12pt" style:font-weight-asian="normal" style:font-size-complex="12pt" style:font-weight-complex="normal"/>
    </style:style>
    <style:style style:name="T14" style:family="text">
      <style:text-properties style:text-underline-style="none"/>
    </style:style>
    <style:style style:name="T15" style:family="text">
      <style:text-properties style:text-underline-style="none" officeooo:rsid="000e971d" style:font-size-asian="14pt" style:font-weight-asian="bold" style:font-size-complex="16pt" style:font-weight-complex="bold"/>
    </style:style>
    <style:style style:name="T16" style:family="text">
      <style:text-properties style:text-underline-style="none" officeooo:rsid="0012d8a4"/>
    </style:style>
    <style:style style:name="T17" style:family="text">
      <style:text-properties style:text-underline-style="none" officeooo:rsid="00170edc"/>
    </style:style>
    <style:style style:name="T18" style:family="text">
      <style:text-properties officeooo:rsid="001eed22"/>
    </style:style>
    <style:style style:name="T19" style:family="text">
      <style:text-properties style:font-name="Liberation Sans" fo:font-size="16pt" style:text-underline-style="none" fo:font-weight="bold" officeooo:rsid="00205c3c" style:font-size-asian="16pt" style:font-weight-asian="bold" style:font-size-complex="16pt" style:font-weight-complex="bold"/>
    </style:style>
    <style:style style:name="T20" style:family="text">
      <style:text-properties style:font-name="Liberation Sans" fo:font-size="16pt" style:text-underline-style="none" fo:font-weight="bold" officeooo:rsid="002065aa" style:font-size-asian="16pt" style:font-weight-asian="bold" style:font-size-complex="16pt" style:font-weight-complex="bold"/>
    </style:style>
    <style:style style:name="T21" style:family="text">
      <style:text-properties style:font-name="Liberation Sans" fo:font-size="12pt" style:text-underline-style="none" fo:font-weight="normal" style:font-size-asian="12pt" style:font-weight-asian="normal" style:font-size-complex="12pt" style:font-weight-complex="normal"/>
    </style:style>
    <style:style style:name="T22" style:family="text">
      <style:text-properties style:font-name="Liberation Sans" fo:font-size="12pt" style:text-underline-style="none" fo:font-weight="normal" officeooo:rsid="002119ba" style:font-size-asian="12pt" style:font-weight-asian="normal" style:font-size-complex="12pt" style:font-weight-complex="normal"/>
    </style:style>
    <style:style style:name="T23" style:family="text">
      <style:text-properties style:font-name="Liberation Sans" fo:font-size="12pt" style:text-underline-style="none" fo:font-weight="normal" officeooo:rsid="002418d0" style:font-size-asian="12pt" style:font-weight-asian="normal" style:font-size-complex="12pt" style:font-weight-complex="normal"/>
    </style:style>
    <style:style style:name="T24" style:family="text">
      <style:text-properties style:font-name="Liberation Sans" fo:font-size="12pt" style:text-underline-style="none" fo:font-weight="normal" officeooo:rsid="00246bfd" style:font-size-asian="12pt" style:font-weight-asian="normal" style:font-size-complex="12pt" style:font-weight-complex="normal"/>
    </style:style>
    <style:style style:name="T25" style:family="text">
      <style:text-properties style:font-name="Liberation Sans" fo:font-size="12pt" style:text-underline-style="none" style:font-size-asian="12pt" style:font-size-complex="12pt"/>
    </style:style>
    <style:style style:name="T26" style:family="text">
      <style:text-properties style:font-name="Liberation Sans" fo:font-size="12pt" style:text-underline-style="none" officeooo:rsid="002418d0" style:font-size-asian="12pt" style:font-size-complex="12pt"/>
    </style:style>
    <style:style style:name="T27" style:family="text">
      <style:text-properties style:font-name="Liberation Sans" style:text-underline-style="none"/>
    </style:style>
    <style:style style:name="T28" style:family="text">
      <style:text-properties style:font-name="Liberation Sans" style:text-underline-style="none" officeooo:rsid="002418d0"/>
    </style:style>
    <style:style style:name="T29" style:family="text">
      <style:text-properties style:font-name="Liberation Sans" fo:font-size="12pt" style:text-underline-style="none" fo:font-weight="normal" officeooo:rsid="00205c3c" style:font-size-asian="12pt" style:font-weight-asian="normal" style:font-size-complex="12pt"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8">­</text:span>Seminar – Presentation Script</text:p>
      <text:p text:style-name="P5"/>
      <text:p text:style-name="P1"><text:span text:style-name="T15">Slide 1: </text:span><text:span text:style-name="T2">Machine Learning – a fascinating concept that revolutionized many industries as well as our daily lives in the last decade. A technology that is always at the tip of our fingers without us noticing its existence </text:span><text:span text:style-name="T3">sometimes</text:span><text:span text:style-name="T2">. </text:span><text:span text:style-name="T3">It could be ChatGPT, a youtube for you page or a stock prediction, all of them are based on the real world data that has been collected throughout the years. As we collect data, we try to find some patterns. Those patterns form a machine learning model. Finally, we make predictions about the data, which we have not seen so far, based on that model.</text:span></text:p>
      <text:p text:style-name="P6"/>
      <text:p text:style-name="P2"><text:span text:style-name="T14">Slide 2: </text:span><text:span text:style-name="T1">So machine learning is nothing but data preparation plus the algorithms we apply to that data to extract patterns. However, as our data sets get larger, our model get</text:span><text:span text:style-name="T4">s</text:span><text:span text:style-name="T1"> much more complex, thus we need a significant amount of time for the computation </text:span><text:span text:style-name="T4">of</text:span><text:span text:style-name="T1"> </text:span><text:span text:style-name="T4">our model. </text:span><text:span text:style-name="T5">In this case, we introduce the term large-scale machine learning. To deal with the scaling computing effort, we utilize HPC systems which are composed of multiple computational and storage units. This way, we can parallelize our computations, </text:span><text:span text:style-name="T7">hence</text:span><text:span text:style-name="T5"> reduce the time for training as well as testing.</text:span></text:p>
      <text:p text:style-name="P7"/>
      <text:p text:style-name="P3"><text:span text:style-name="T16">S</text:span><text:span text:style-name="T14">lide 3:</text:span><text:span text:style-name="T1"> TensorFlow is </text:span><text:span text:style-name="T10">an open-source</text:span><text:span text:style-name="T1"> framework, </text:span><text:span text:style-name="T6">which enables us to</text:span><text:span text:style-name="T1"> deploy </text:span><text:span text:style-name="T6">and run</text:span><text:span text:style-name="T1"> large-scale machine learn</text:span><text:span text:style-name="T6">ing applications. </text:span><text:span text:style-name="T7">Through its API, we can introduce our data set </text:span><text:span text:style-name="T8">and</text:span><text:span text:style-name="T7"> specify our preferred model</text:span><text:span text:style-name="T8">. TensorFlow’s system </text:span><text:span text:style-name="T9">then takes over and</text:span><text:span text:style-name="T8"> carries out several computations with the ability of mapping them onto a wide variety of hardware, such as a mobile device or an HPC system. </text:span></text:p>
      <text:p text:style-name="P8"/>
      <text:p text:style-name="P4"><text:span text:style-name="T17">S</text:span><text:span text:style-name="T14">lide 4: </text:span><text:span text:style-name="T1">But how exactly </text:span><text:span text:style-name="T11">is it</text:span><text:span text:style-name="T10"> done</text:span><text:span text:style-name="T1">? </text:span><text:span text:style-name="T10">TensorFlow represents those computations in a directed dataflow graph, which can be compiled before or during the execution. A graph is typically composed of the following:</text:span></text:p>
      <text:p text:style-name="P9"/>
      <text:list text:style-name="L1">
        <text:list-item>
          <text:p text:style-name="P10">Operation: An operation represents a computation such as addition or matrix dot product.</text:p>
          <text:p text:style-name="P11"/>
        </text:list-item>
        <text:list-item>
          <text:p text:style-name="P11">Node: A node has inputs and outputs. It is an instantiation of an operation.</text:p>
          <text:p text:style-name="P10"/>
        </text:list-item>
        <text:list-item>
          <text:p text:style-name="P10">Tensor: Tensors are multidimensional arrays describing the data. They flow into the nodes as inputs through the edges of a graph. </text:p>
          <text:p text:style-name="P11"/>
        </text:list-item>
        <text:list-item>
          <text:p text:style-name="P11">Edge: Data flows through the edges from one node to another. </text:p>
          <text:p text:style-name="P11"/>
        </text:list-item>
        <text:list-item>
          <text:p text:style-name="P12">Device: Devices are computational units on a machine that are utilized by TensorFlow’s system to execute kernels. (e.g. GPUs)</text:p>
        </text:list-item>
      </text:list>
      <text:p text:style-name="P8"/>
      <text:p text:style-name="P15"><text:span text:style-name="T17">S</text:span><text:span text:style-name="T14">lide 5: </text:span><text:span text:style-name="T11">After a graph is compiled, it is time to execute it. There are different execution mechanisms, hence different implementations for single and </text:span><text:span text:style-name="T13">distributed</text:span><text:span text:style-name="T11"> systems. Each implementation follows the same standard: Graph is divided into subgraphs. A master and an arbitrary number of worker processes are created. Each worker is responsible for one or more devices. Master distributes each subgraph execution to every single one of workers. </text:span><text:span text:style-name="T12">Finally, the results are collected by the master. </text:span><text:span text:style-name="T29">As we are going to focus on how to achieve efficiency and scalability while programming with TensorFlow on HPC systems, we first have to take a closer look at the distributed implementation of TensorFlow.</text:span></text:p>
      <text:p text:style-name="P14"><text:span text:style-name="T12"/></text:p>
      <text:p text:style-name="P16"><text:soft-page-break/><text:span text:style-name="T19">S</text:span><text:span text:style-name="T20">lide 6: </text:span><text:span text:style-name="T22">When it comes to a system with </text:span><text:span text:style-name="T23">a</text:span><text:span text:style-name="T22"> single-device, execution is fairly simple: One master and one worker process. All the nodes are mapped to a single device. However, in the case of an HPC system with multiple devices, </text:span><text:span text:style-name="T23">we face a handful of programming challenges as to mapping of </text:span><text:span text:style-name="T24">each</text:span><text:span text:style-name="T23"> subgraph execution to the different types of devices, intercommunication between th</text:span><text:span text:style-name="T24">em</text:span><text:span text:style-name="T23"> and memory management.</text:span></text:p>
      <text:p text:style-name="P16"><text:span text:style-name="T23"/></text:p>
      <text:p text:style-name="P17"><text:span text:style-name="T28">S</text:span><text:span text:style-name="T27">lide 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7T12:10:51.661076760</meta:creation-date>
    <dc:date>2023-06-28T00:43:58.874194411</dc:date>
    <meta:editing-duration>PT7H55M5S</meta:editing-duration>
    <meta:editing-cycles>22</meta:editing-cycles>
    <meta:generator>LibreOffice/7.5.4.2$Linux_X86_64 LibreOffice_project/f5df176c80caea84288e6d2ddbbc413e4968a422</meta:generator>
    <meta:document-statistic meta:table-count="0" meta:image-count="0" meta:object-count="0" meta:page-count="2" meta:paragraph-count="17" meta:word-count="565" meta:character-count="3374" meta:non-whitespace-character-count="2827"/>
  </office:meta>
</office:document-meta>
</file>